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010d3" officeooo:paragraph-rsid="000010d3" style:font-size-asian="12.25pt" style:font-size-complex="14pt"/>
    </style:style>
    <style:style style:name="T1" style:family="text">
      <style:text-properties fo:font-size="20pt" officeooo:rsid="000010d3" style:font-size-asian="20pt" style:font-size-complex="20pt"/>
    </style:style>
    <style:style style:name="T2" style:family="text">
      <style:text-properties style:text-position="super 58%"/>
    </style:style>
    <style:style style:name="T3" style:family="text">
      <style:text-properties officeooo:rsid="0001c755"/>
    </style:style>
    <style:style style:name="T4" style:family="text">
      <style:text-properties officeooo:rsid="00028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<text:tab/><text:tab/><text:tab/><text:tab/><text:tab/><text:span text:style-name="T1">SQL ASSINGEMENT-2</text:span></text:p>
      <text:p text:style-name="P1"/>
      <text:p text:style-name="P1"/>
      <text:p text:style-name="P1"/>
      <text:p text:style-name="P2">Q1. Which Field of the customer table is the primary key?</text:p>
      <text:p text:style-name="P2">ANS-</text:p>
      <text:p text:style-name="P2"><text:s text:c="5"/>Snum,City Cnum,</text:p>
      <text:p text:style-name="P2"/>
      <text:p text:style-name="P2">Q2.What is the 4<text:span text:style-name="T2">th</text:span> column of Customers table?</text:p>
      <text:p text:style-name="P2">ANS-</text:p>
      <text:p text:style-name="P2"><text:s/>Rating...</text:p>
      <text:p text:style-name="P2"/>
      <text:p text:style-name="P2">Q3.What is another word for row? Fro column?</text:p>
      <text:p text:style-name="P2">ANS-</text:p>
      <text:p text:style-name="P2"><text:s/><text:span text:style-name="T4">Attributes and Tuple,</text:span></text:p>
      <text:p text:style-name="P2"/>
      <text:p text:style-name="P2">Q4.Why isnt it posiible to see the f<text:span text:style-name="T3">irst</text:span> five rows of a table?</text:p>
      <text:p text:style-name="P2">ANS-</text:p>
      <text:p text:style-name="P2"><text:s text:c="3"/><text:span text:style-name="T3">Beacuse the order of DATA is sactterd it is not stored in any specific format....</text:span></text:p>
      <text:p text:style-name="P2"><text:s text:c="4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42:22.472620010</meta:creation-date>
    <dc:date>2023-09-11T22:16:13.684694607</dc:date>
    <meta:editing-duration>PT19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67" meta:character-count="391" meta:non-whitespace-character-count="313"/>
  </office:meta>
</office:document-meta>
</file>